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normal" style:master-page-name="Standard">
      <style:paragraph-properties fo:text-align="center" style:justify-single-word="false" style:page-number="1" fo:padding-left="0.0555in" fo:padding-right="0.0555in" fo:padding-top="0.0138in" fo:padding-bottom="0.0138in" fo:border="0.51pt solid #000000" style:shadow="none"/>
    </style:style>
    <style:style style:name="P2" style:family="paragraph" style:parent-style-name="normal">
      <style:text-properties officeooo:rsid="00128e4c" officeooo:paragraph-rsid="00128e4c"/>
    </style:style>
    <style:style style:name="P3" style:family="paragraph" style:parent-style-name="normal" style:list-style-name="WWNum2">
      <loext:graphic-properties draw:fill="none" draw:fill-color="#ffffff"/>
      <style:paragraph-properties fo:margin-left="0.5in" fo:margin-right="0in" fo:margin-top="0in" fo:margin-bottom="0.111in" style:contextual-spacing="false" fo:line-height="108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style:shadow="none" fo:keep-with-next="auto" style:join-border="false"/>
      <style:text-properties officeooo:rsid="00128e4c" officeooo:paragraph-rsid="00128e4c"/>
    </style:style>
    <style:style style:name="P4" style:family="paragraph" style:parent-style-name="normal" style:list-style-name="WWNum2">
      <loext:graphic-properties draw:fill="none" draw:fill-color="#ffffff"/>
      <style:paragraph-properties fo:margin-left="0.5in" fo:margin-right="0in" fo:margin-top="0in" fo:margin-bottom="0.111in" style:contextual-spacing="false" fo:line-height="108%" fo:text-align="start" style:justify-single-word="false" fo:orphans="2" fo:widows="2" fo:text-indent="-0.25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rsid="00128e4c" officeooo:paragraph-rsid="00128e4c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5" style:family="paragraph" style:parent-style-name="normal" style:list-style-name="WWNum3">
      <loext:graphic-properties draw:fill="none" draw:fill-color="#ffffff"/>
      <style:paragraph-properties fo:margin-left="0.5in" fo:margin-right="0in" fo:margin-top="0in" fo:margin-bottom="0in" style:contextual-spacing="false" fo:line-height="108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style:shadow="none" fo:keep-with-next="auto" style:join-border="false"/>
    </style:style>
    <style:style style:name="P6" style:family="paragraph" style:parent-style-name="normal" style:list-style-name="WWNum3">
      <loext:graphic-properties draw:fill="none" draw:fill-color="#ffffff"/>
      <style:paragraph-properties fo:margin-left="0.5in" fo:margin-right="0in" fo:margin-top="0in" fo:margin-bottom="0.111in" style:contextual-spacing="false" fo:line-height="108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style:shadow="none" fo:keep-with-next="auto" style:join-border="false"/>
    </style:style>
    <style:style style:name="P7" style:family="paragraph" style:parent-style-name="normal">
      <style:paragraph-properties fo:margin-left="0.1972in" fo:text-indent="0in" style:auto-text-indent="false"/>
    </style:style>
    <style:style style:name="P8" style:family="paragraph" style:parent-style-name="normal">
      <style:paragraph-properties fo:margin-left="0in" fo:text-indent="0in" style:auto-text-indent="false"/>
    </style:style>
    <style:style style:name="P9" style:family="paragraph" style:parent-style-name="normal" style:list-style-name="WWNum1">
      <style:paragraph-properties fo:margin-left="0.5in" fo:margin-top="0in" fo:margin-bottom="0in" style:contextual-spacing="false" fo:text-indent="-0.25in" style:auto-text-indent="false"/>
    </style:style>
    <style:style style:name="P10" style:family="paragraph" style:parent-style-name="normal" style:list-style-name="WWNum1">
      <style:paragraph-properties fo:margin-left="0.5in" fo:text-indent="-0.25in" style:auto-text-indent="false"/>
      <style:text-properties style:text-underline-style="non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28e4c" style:font-weight-asian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CASO DE USO – </text:span><text:span text:style-name="T2">ProjetoFlow</text:span></text:p>
      <text:p text:style-name="normal" loext:marker-style-name="T1"><text:span text:style-name="T1">NOME</text:span><text:span text:style-name="T1"/></text:p>
      <text:p text:style-name="P2">ProjetoFlow</text:p>
      <text:p text:style-name="normal" loext:marker-style-name="T1"><text:span text:style-name="T1">DESCRIÇÃO SUCINTA</text:span><text:span text:style-name="T1"/></text:p>
      <text:p text:style-name="P2">Plataforma facilitadora para submissoẽs de projetos.</text:p>
      <text:p text:style-name="normal" loext:marker-style-name="T1"><text:span text:style-name="T1">ATORES</text:span><text:span text:style-name="T1"/></text:p>
      <text:list text:style-name="WWNum2">
        <text:list-item>
          <text:p text:style-name="P3"><text:span text:style-name="T3">P</text:span><text:span text:style-name="T3">e</text:span><text:span text:style-name="T3">s</text:span><text:span text:style-name="T3">q</text:span><text:span text:style-name="T3">u</text:span><text:span text:style-name="T3">i</text:span><text:span text:style-name="T3">s</text:span><text:span text:style-name="T3">a</text:span><text:span text:style-name="T3">d</text:span><text:span text:style-name="T3">o</text:span><text:span text:style-name="T3">r</text:span></text:p>
        </text:list-item>
        <text:list-item>
          <text:p text:style-name="P4">Instituição</text:p>
        </text:list-item>
      </text:list>
      <text:p text:style-name="normal" loext:marker-style-name="T1"><text:span text:style-name="T1">PRÉ-CONDIÇÕES</text:span><text:span text:style-name="T1"/></text:p>
      <text:p text:style-name="normal" loext:marker-style-name="T1"><text:span text:style-name="T1">Tenha cadastro ativo n</text:span><text:span text:style-name="T2">o sistema</text:span></text:p>
      <text:p text:style-name="normal" loext:marker-style-name="T1"><text:span text:style-name="T1">FLUXO BÁSICO</text:span><text:span text:style-name="T1"/></text:p>
      <text:list text:style-name="WWNum3">
        <text:list-item>
          <text:p text:style-name="P5"><text:span text:style-name="T3">[IN] O comprador informa sua identificação.</text:span></text:p>
        </text:list-item>
        <text:list-item>
          <text:p text:style-name="P5"><text:span text:style-name="T3">[OUT] O sistema informa os livros disponíveis para venda (título, capa e preço).</text:span></text:p>
        </text:list-item>
        <text:list-item>
          <text:p text:style-name="P5"><text:span text:style-name="T3">[IN] O cliente seleciona os livros que deseja comprar.</text:span></text:p>
        </text:list-item>
        <text:list-item>
          <text:p text:style-name="P5"><text:span text:style-name="T3">[OUT] O sistema informa o valor total dos livros e apresenta as opções de endereço cadastrados.</text:span></text:p>
        </text:list-item>
        <text:list-item>
          <text:p text:style-name="P5"><text:span text:style-name="T3">[IN] O cliente seleciona um endereço para entrega.</text:span></text:p>
        </text:list-item>
        <text:list-item>
          <text:p text:style-name="P5"><text:span text:style-name="T3">[OUT] O sistema informa o valor do frete e total geral, bem como a lista de cartões de crédito já cadastrados para o pagamento.</text:span></text:p>
        </text:list-item>
        <text:list-item>
          <text:p text:style-name="P5"><text:span text:style-name="T3">[IN] O cliente seleciona um cartão de crédito.</text:span></text:p>
        </text:list-item>
        <text:list-item>
          <text:p text:style-name="P5"><text:span text:style-name="T3">[OUT] O sistema envia os dados do cartão e valor da venda para a operadora.</text:span></text:p>
        </text:list-item>
        <text:list-item>
          <text:p text:style-name="P5"><text:span text:style-name="T3">[IN] A operadora informa o código de autorização da venda.</text:span></text:p>
        </text:list-item>
        <text:list-item>
          <text:p text:style-name="P6"><text:span text:style-name="T3">[OUT] O sistema informa o prazo de entrega.</text:span></text:p>
        </text:list-item>
      </text:list>
      <text:p text:style-name="normal"/>
      <text:p text:style-name="normal" loext:marker-style-name="T1"><text:span text:style-name="T1">EXCEÇÕES</text:span><text:span text:style-name="T1"/></text:p>
      <text:p text:style-name="normal"><text:span text:style-name="T1">Exceção 1a: Comprador não cadastrado</text:span></text:p>
      <text:p text:style-name="P7">1a.1. [IN] O comprador informa seu CPF, nome, endereço e telefone.</text:p>
      <text:p text:style-name="P7">Retorna ao passo 1.</text:p>
      <text:p text:style-name="normal" loext:marker-style-name="T1"><text:span text:style-name="T1">Exceção 5a: Endereço consta como inválido</text:span><text:span text:style-name="T1"/></text:p>
      <text:p text:style-name="P7">5a.1. [IN] o comprador atualiza o endereço.</text:p>
      <text:p text:style-name="P7">Avança para o passo 6.</text:p>
      <text:p text:style-name="normal" loext:marker-style-name="T1"><text:span text:style-name="T1">Exceção 9a: A operadora não autoriza a venda</text:span><text:span text:style-name="T1"/></text:p>
      <text:p text:style-name="P7">9a.1 [OUT] O sistema apresenta outras opções de cartão ao cliente.</text:p>
      <text:p text:style-name="P7">9a.2 [IN] O cliente seleciona outro cartão.</text:p>
      <text:p text:style-name="P7">Retorna ao passo 8.</text:p>
      <text:p text:style-name="P7"><text:soft-page-break/></text:p>
      <text:p text:style-name="P8" loext:marker-style-name="T1"><text:span text:style-name="T1">REQUISITOS ASSOCIADOS</text:span><text:span text:style-name="T1"/></text:p>
      <text:list text:style-name="WWNum1">
        <text:list-item>
          <text:p text:style-name="P9" loext:marker-style-name="T4">REALIZAR LOGIN<text:span text:style-name="T4"/></text:p>
        </text:list-item>
        <text:list-item>
          <text:p text:style-name="P9" loext:marker-style-name="T4">SELECIONAR LIVROS<text:span text:style-name="T4"/></text:p>
        </text:list-item>
        <text:list-item>
          <text:p text:style-name="P10" loext:marker-style-name="T4"/>
        </text:list-item>
      </text:list>
      <text:p text:style-name="normal">[RF003] Calcular custo de entreg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" style:family="paragraph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>
      <style:paragraph-properties fo:margin-left="0.5in" fo:margin-top="0in" fo:margin-bottom="0.111in" style:contextual-spacing="true"/>
    </style:style>
    <style:style style:name="Subtitle" style:family="paragraph" style:parent-style-name="normal" style:next-style-name="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1-02-09T20:18:00</meta:creation-date>
    <meta:initial-creator>Irlan Arley Targino Moreira</meta:initial-creator>
    <dc:date>2025-10-27T11:14:14.411397086</dc:date>
    <meta:editing-duration>PT2M22S</meta:editing-duration>
    <meta:editing-cycles>1</meta:editing-cycles>
    <meta:document-statistic meta:table-count="0" meta:image-count="0" meta:object-count="0" meta:page-count="2" meta:paragraph-count="37" meta:word-count="237" meta:character-count="1384" meta:non-whitespace-character-count="1197"/>
    <meta:generator>LibreOffice/25.8.2.2$Linux_X86_64 LibreOffice_project/580$Build-2</meta:generator>
  </office:meta>
</office:document-meta>
</file>